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3139in" fo:margin-left="0.3917in" table:align="left" fo:background-color="#ffffff">
        <style:background-image/>
      </style:table-properties>
    </style:style>
    <style:style style:name="Table1.A" style:family="table-column">
      <style:table-column-properties style:column-width="3.0514in"/>
    </style:style>
    <style:style style:name="Table1.B" style:family="table-column">
      <style:table-column-properties style:column-width="3.2625in"/>
    </style:style>
    <style:style style:name="Table1.A1" style:family="table-cell">
      <style:table-cell-properties style:vertical-align="middle" style:border-line-width-left="0.0028in 0.0028in 0.0028in" style:border-line-width-right="0.0028in 0.0028in 0.0028in" style:border-line-width-top="0.0028in 0.0028in 0.0028in" style:border-line-width-bottom="0.0007in 0.0014in 0.0007in" fo:padding="0.0194in" fo:border-left="0.6pt double #808080" fo:border-right="0.6pt double #808080" fo:border-top="0.6pt double #808080" fo:border-bottom="0.15pt double #808080"/>
    </style:style>
    <style:style style:name="Table1.B1" style:family="table-cell">
      <style:table-cell-properties style:vertical-align="middle" style:border-line-width-left="0.0007in 0.0014in 0.0007in" style:border-line-width-right="0.0028in 0.0028in 0.0028in" style:border-line-width-top="0.0028in 0.0028in 0.0028in" style:border-line-width-bottom="0.0007in 0.0014in 0.0007in" fo:padding="0.0194in" fo:border-left="0.15pt double #808080" fo:border-right="0.6pt double #808080" fo:border-top="0.6pt double #808080" fo:border-bottom="0.15pt double #808080"/>
    </style:style>
    <style:style style:name="Table1.2" style:family="table-row">
      <style:table-row-properties style:min-row-height="0.4285in"/>
    </style:style>
    <style:style style:name="Table1.A2" style:family="table-cell">
      <style:table-cell-properties style:vertical-align="middle" fo:background-color="#f9f9f9" fo:padding="0in" fo:border="none">
        <style:background-image/>
      </style:table-cell-properties>
    </style:style>
    <style:style style:name="Table1.3" style:family="table-row">
      <style:table-row-properties style:min-row-height="0.6215in"/>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4" style:family="table-row">
      <style:table-row-properties style:min-row-height="0.4125in"/>
    </style:style>
    <style:style style:name="P1" style:family="paragraph" style:parent-style-name="Table_20_Heading">
      <style:paragraph-properties fo:text-align="justify" style:justify-single-word="false"/>
      <style:text-properties style:font-name="Calibri" fo:font-size="9pt" officeooo:rsid="001556d5" style:font-size-asian="9pt" style:font-size-complex="9pt"/>
    </style:style>
    <style:style style:name="P2" style:family="paragraph" style:parent-style-name="Table_20_Contents">
      <style:paragraph-properties fo:text-align="justify" style:justify-single-word="false"/>
      <style:text-properties style:font-name="Calibri" fo:font-size="9pt" style:font-size-asian="9pt" style:font-size-complex="9pt"/>
    </style:style>
    <style:style style:name="P3" style:family="paragraph" style:parent-style-name="Text_20_body" style:list-style-name="L1">
      <style:paragraph-properties fo:margin-left="0.2335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Calibri" fo:font-size="9pt" fo:letter-spacing="normal" fo:font-style="normal" fo:font-weight="normal"/>
    </style:style>
    <style:style style:name="P4" style:family="paragraph" style:parent-style-name="Text_20_body" style:list-style-name="L1">
      <style:paragraph-properties fo:margin-left="0.2335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Calibri" fo:font-size="9pt" fo:letter-spacing="normal" fo:font-style="normal" fo:font-weight="normal" officeooo:paragraph-rsid="00132bdc"/>
    </style:style>
    <style:style style:name="P5" style:family="paragraph" style:parent-style-name="Text_20_body">
      <style:paragraph-properties fo:margin-left="0.2335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Calibri" fo:font-size="9pt" fo:letter-spacing="normal" fo:font-style="normal" fo:font-weight="normal" officeooo:paragraph-rsid="00132bdc"/>
    </style:style>
    <style:style style:name="P6" style:family="paragraph" style:parent-style-name="Text_20_body" style:list-style-name="L3">
      <style:paragraph-properties fo:margin-left="0.2335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000000" style:font-name="Calibri" fo:font-size="9pt" fo:letter-spacing="normal" fo:font-style="normal" fo:font-weight="normal"/>
    </style:style>
    <style:style style:name="P7" style:family="paragraph" style:parent-style-name="Text_20_body" style:list-style-name="L2">
      <loext:graphic-properties draw:fill="none"/>
      <style:paragraph-properties fo:margin-left="0.3752in" fo:margin-right="0in" fo:margin-top="0in" fo:margin-bottom="0in" loext:contextual-spacing="false" fo:line-height="115%" fo:text-align="justify" style:justify-single-word="false" fo:orphans="2" fo:widows="2" fo:text-indent="-0.25in" style:auto-text-indent="false" fo:background-color="transparent" fo:padding="0in" fo:border="none"/>
      <style:text-properties officeooo:paragraph-rsid="001556d5"/>
    </style:style>
    <style:style style:name="P8" style:family="paragraph" style:parent-style-name="Text_20_body" style:list-style-name="L2" style:master-page-name="">
      <loext:graphic-properties draw:fill="none"/>
      <style:paragraph-properties fo:margin-left="0.3752in" fo:margin-right="0in" fo:margin-top="0in" fo:margin-bottom="0in" loext:contextual-spacing="false" fo:line-height="115%" fo:text-align="justify" style:justify-single-word="false" fo:orphans="2" fo:widows="2" fo:text-indent="-0.25in" style:auto-text-indent="false" style:page-number="auto" fo:background-color="transparent" fo:padding="0in" fo:border="none"/>
      <style:text-properties officeooo:paragraph-rsid="001556d5"/>
    </style:style>
    <style:style style:name="P9" style:family="paragraph" style:parent-style-name="Text_20_body"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style:style>
    <style:style style:name="P10" style:family="paragraph" style:parent-style-name="Text_20_body"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officeooo:paragraph-rsid="00132bdc"/>
    </style:style>
    <style:style style:name="P11" style:family="paragraph" style:parent-style-name="Text_20_body">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fo:background-color="transparent" fo:padding="0in" fo:border="none"/>
      <style:text-properties fo:font-variant="normal" fo:text-transform="none" fo:color="#000000" style:font-name="Calibri" fo:font-size="9pt" fo:letter-spacing="normal" fo:font-style="normal" fo:font-weight="normal"/>
    </style:style>
    <style:style style:name="P12" style:family="paragraph" style:parent-style-name="Text_20_body" style:list-style-name="L1">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fo:background-color="transparent" fo:padding="0in" fo:border="none"/>
      <style:text-properties fo:font-variant="normal" fo:text-transform="none" fo:color="#000000" style:font-name="Calibri" fo:font-size="9pt" fo:letter-spacing="normal" fo:font-style="normal" fo:font-weight="normal" officeooo:paragraph-rsid="00132bdc"/>
    </style:style>
    <style:style style:name="P13" style:family="paragraph" style:parent-style-name="Text_20_body" style:list-style-name="L1">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fo:background-color="transparent" fo:padding="0in" fo:border="none"/>
      <style:text-properties fo:font-variant="normal" fo:text-transform="none" fo:color="#000000" style:font-name="Calibri" fo:font-size="9pt" fo:letter-spacing="normal" fo:font-style="normal" fo:font-weight="normal" officeooo:paragraph-rsid="00165c27"/>
    </style:style>
    <style:style style:name="P14" style:family="paragraph" style:parent-style-name="Text_20_body" style:list-style-name="L1">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fo:background-color="transparent" fo:padding="0in" fo:border="none"/>
      <style:text-properties fo:font-variant="normal" fo:text-transform="none" fo:color="#000000" style:font-name="Calibri" fo:font-size="9pt" fo:letter-spacing="normal" fo:font-style="normal" fo:font-weight="normal"/>
    </style:style>
    <style:style style:name="P15" style:family="paragraph" style:parent-style-name="Text_20_body" style:list-style-name="L1"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officeooo:paragraph-rsid="00132bdc"/>
    </style:style>
    <style:style style:name="P16" style:family="paragraph" style:parent-style-name="Text_20_body" style:list-style-name="L1"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officeooo:paragraph-rsid="00132bdc"/>
    </style:style>
    <style:style style:name="P17" style:family="paragraph" style:parent-style-name="Text_20_body" style:list-style-name="L1"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officeooo:rsid="001502b1" officeooo:paragraph-rsid="001502b1"/>
    </style:style>
    <style:style style:name="P18" style:family="paragraph" style:parent-style-name="Text_20_body" style:list-style-name="L1"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officeooo:paragraph-rsid="00132bdc"/>
    </style:style>
    <style:style style:name="P19" style:family="paragraph" style:parent-style-name="Text_20_body" style:list-style-name="L1" style:master-page-name="">
      <loext:graphic-properties draw:fill="none"/>
      <style:paragraph-properties fo:margin-left="0.3752in" fo:margin-right="0in" fo:margin-top="0in" fo:margin-bottom="0in" loext:contextual-spacing="false" fo:line-height="115%" fo:text-align="justify" style:justify-single-word="false" fo:orphans="2" fo:widows="2" fo:text-indent="0in" style:auto-text-indent="false" style:page-number="auto" fo:background-color="transparent" fo:padding="0in" fo:border="none"/>
      <style:text-properties fo:font-variant="normal" fo:text-transform="none" fo:color="#000000" style:font-name="Calibri" fo:font-size="9pt" fo:letter-spacing="normal" fo:font-style="normal" fo:font-weight="normal"/>
    </style:style>
    <style:style style:name="P20" style:family="paragraph" style:parent-style-name="Text_20_body" style:list-style-name="L5">
      <loext:graphic-properties draw:fill="none"/>
      <style:paragraph-properties fo:margin-left="0.5618in" fo:margin-right="0in" fo:margin-top="0in" fo:margin-bottom="0in" loext:contextual-spacing="false" fo:line-height="115%" fo:text-align="justify" style:justify-single-word="false" fo:orphans="2" fo:widows="2" fo:text-indent="-0.1252in" style:auto-text-indent="false" fo:background-color="transparent" fo:padding="0in" fo:border="none">
        <style:tab-stops>
          <style:tab-stop style:position="0.1346in"/>
          <style:tab-stop style:position="0.3783in"/>
          <style:tab-stop style:position="0.6154in"/>
        </style:tab-stops>
      </style:paragraph-properties>
      <style:text-properties fo:font-variant="normal" fo:text-transform="none" fo:color="#000000" style:font-name="Calibri" fo:font-size="9pt" fo:letter-spacing="normal" fo:font-style="normal" fo:font-weight="normal" officeooo:paragraph-rsid="00132bdc"/>
    </style:style>
    <style:style style:name="T1" style:family="text">
      <style:text-properties fo:font-variant="normal" fo:text-transform="none" fo:color="#000000" style:font-name="Calibri" fo:font-size="9pt" fo:letter-spacing="normal" fo:font-style="normal" fo:font-weight="bold" style:font-size-asian="9pt" style:font-size-complex="9pt"/>
    </style:style>
    <style:style style:name="T2" style:family="text">
      <style:text-properties fo:font-variant="normal" fo:text-transform="none" fo:color="#000000" style:font-name="Calibri" fo:font-size="9pt" fo:letter-spacing="normal" fo:font-style="normal" fo:font-weight="normal" style:font-size-asian="9pt" style:font-size-complex="9pt"/>
    </style:style>
    <style:style style:name="T3" style:family="text">
      <style:text-properties officeooo:rsid="001502b1"/>
    </style:style>
    <style:style style:name="T4" style:family="text">
      <style:text-properties officeooo:rsid="00165c27"/>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835in" fo:text-indent="-0.25in" fo:margin-left="0.4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35in" fo:text-indent="-0.25in" fo:margin-left="0.7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35in" fo:text-indent="-0.25in" fo:margin-left="0.9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35in" fo:text-indent="-0.25in" fo:margin-left="1.2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35in" fo:text-indent="-0.25in" fo:margin-left="1.4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35in" fo:text-indent="-0.25in" fo:margin-left="1.7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35in" fo:text-indent="-0.25in" fo:margin-left="1.9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35in" fo:text-indent="-0.25in" fo:margin-left="2.2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35in" fo:text-indent="-0.25in" fo:margin-left="2.4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35in" fo:text-indent="-0.25in" fo:margin-left="2.7335in"/>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42970409" text:style-name="L1">
        <text:list-item>
          <text:p text:style-name="P3"><text:s/>Explain The Difference Between Simulator And Emulator?</text:p>
        </text:list-item>
      </text:list>
      <text:p text:style-name="P9">Both Emulators and Simulators are virtual devices. A virtual device is not the real phone but a software which gives the same functionality as the real phone (except a few functionality like the camera).</text:p>
      <text:p text:style-name="P11"/>
      <table:table table:name="Table1" table:style-name="Table1">
        <table:table-column table:style-name="Table1.A"/>
        <table:table-column table:style-name="Table1.B"/>
        <table:table-header-rows>
          <table:table-row>
            <table:table-cell table:style-name="Table1.A1" office:value-type="string">
              <text:p text:style-name="P1">Simulator</text:p>
            </table:table-cell>
            <table:table-cell table:style-name="Table1.B1" office:value-type="string">
              <text:p text:style-name="P1">Emulator</text:p>
            </table:table-cell>
          </table:table-row>
        </table:table-header-rows>
        <table:table-row table:style-name="Table1.2">
          <table:table-cell table:style-name="Table1.A2" office:value-type="string">
            <text:p text:style-name="P2">Simulator's objective is to simulate the internal state of an object as close as possible to the internal state of an object.</text:p>
          </table:table-cell>
          <table:table-cell table:style-name="Table1.A2" office:value-type="string">
            <text:p text:style-name="P2">The emulator aims at emulating or mimicking as close as possible the outer behavior of an object</text:p>
          </table:table-cell>
        </table:table-row>
        <table:table-row table:style-name="Table1.3">
          <table:table-cell table:style-name="Table1.A3" office:value-type="string">
            <text:p text:style-name="P2">Simulators are preferable whenever the testing team needs to test the mobile's internal behavior like its internal hardware, firmware, and so forth.</text:p>
          </table:table-cell>
          <table:table-cell table:style-name="Table1.B3" office:value-type="string">
            <text:p text:style-name="P2">Emulators are preferable whenever the testing team needs to test the mobile's external behavior like calculating, making transactions, and so forth.</text:p>
          </table:table-cell>
        </table:table-row>
        <table:table-row table:style-name="Table1.4">
          <table:table-cell table:style-name="Table1.A2" office:value-type="string">
            <text:p text:style-name="P2">A simulator is just a partial re-implementation of the original software.</text:p>
          </table:table-cell>
          <table:table-cell table:style-name="Table1.A2" office:value-type="string">
            <text:p text:style-name="P2">Often an emulator comes as a complete re-implementation of the original software.</text:p>
          </table:table-cell>
        </table:table-row>
      </table:table>
      <text:p text:style-name="P11"/>
      <text:list xml:id="list5740450494615" text:continue-numbering="true" text:style-name="L1">
        <text:list-item>
          <text:p text:style-name="P3"><text:s/>What are the requirements to write Appium tests?</text:p>
        </text:list-item>
      </text:list>
      <text:list xml:id="list599724760" text:style-name="L2">
        <text:list-header>
          <text:p text:style-name="P8"><text:span text:style-name="Strong_20_Emphasis"><text:span text:style-name="T1">Driver client</text:span></text:span><text:span text:style-name="T2">– Mobile applications are driven by Appium like that of a user. With the help of a client library Appium tests can be written and these will wrap the steps of a test and then send it Appium over the HTTP.</text:span></text:p>
          <text:p text:style-name="P7"><text:span text:style-name="Strong_20_Emphasis"><text:span text:style-name="T1">Appium Session</text:span></text:span><text:span text:style-name="T2">– Appium tests takes place within a session so it is important to initialize an appium session first. Once there is an end to the automation of a session it will be ended and wait again for the next session.</text:span></text:p>
          <text:p text:style-name="P7"><text:span text:style-name="Strong_20_Emphasis"><text:span text:style-name="T1">The desired capabilities</text:span></text:span><text:span text:style-name="T2">– In order to initialize an appium session it is very important to design some parameters which are known as desired parameters. These parameters are platform version, platform name, device name and many more. This also helps in specifying the type of automation that is required from the Appium server. </text:span></text:p>
          <text:p text:style-name="P7"><text:span text:style-name="Strong_20_Emphasis"><text:span text:style-name="T1">Driver Command</text:span></text:span><text:span text:style-name="T2">– In Appium you have the facility to write the tests by using a big and expressive collection of commands.</text:span></text:p>
        </text:list-header>
      </text:list>
      <text:list xml:id="list5740708805320" text:continue-list="list5740450494615" text:style-name="L1">
        <text:list-header>
          <text:p text:style-name="P3"/>
        </text:list-header>
        <text:list-item>
          <text:p text:style-name="P4"><text:s/>Write down the disadvantages of Appium?</text:p>
          <text:p text:style-name="P15"><text:span text:style-name="T4">1. </text:span>The testing of those android that are lower than 4.2 is not allowed.</text:p>
          <text:p text:style-name="P12"><text:span text:style-name="T4">2. </text:span>Appium has limited support for hybrid app testing. You will not be able to test the action that allows switching of applications from native to web app and from web app to native.</text:p>
          <text:p text:style-name="P13"><text:span text:style-name="T4">3. </text:span>There is no support that will allow you to run Appium inspector on Microsoft windows.</text:p>
        </text:list-item>
        <text:list-item>
          <text:p text:style-name="P13"><text:s/>Doesn't support image comparison.</text:p>
        </text:list-item>
        <text:list-item>
          <text:p text:style-name="P12"><text:s/>Long time to configure appium for both android and iOS.</text:p>
          <text:p text:style-name="P4"/>
        </text:list-item>
        <text:list-item>
          <text:p text:style-name="P4"><text:s/>What Is Appium?</text:p>
        </text:list-item>
      </text:list>
      <text:p text:style-name="P10">Appium is an open-source tool for automating native, mobile web, and hybrid applications on iOS mobile, Android mobile, and Windows desktop platforms. ... Importantly, Appium is "cross-platform": it allows you to write tests against multiple platforms (iOS, Android, Windows), using the same API.</text:p>
      <text:p text:style-name="P5"/>
      <text:list xml:id="list5740387930563" text:continue-numbering="true" text:style-name="L1">
        <text:list-item>
          <text:p text:style-name="P4"><text:s/>Explain The Design Concept Of Appium</text:p>
        </text:list-item>
      </text:list>
      <text:list xml:id="list761775761" text:style-name="L5">
        <text:list-item>
          <text:p text:style-name="P20">Appium is an "HTTP Server" written using Node.js platform and drives iOS and Android session using WebDriver JSON wire protocol. Hence, before initializing the Appium Server, Node.js must be pre-installed on the system.</text:p>
        </text:list-item>
        <text:list-item>
          <text:p text:style-name="P20">When Appium is downloaded and installed, then a server is setup on our machine that exposes a REST API.</text:p>
        </text:list-item>
        <text:list-item>
          <text:p text:style-name="P20">It receives connection and command request from the client and execute that command on mobile devices (Android / iOS).</text:p>
        </text:list-item>
        <text:list-item>
          <text:p text:style-name="P20">It responds back with HTTP responses. Again, to execute this request, it uses the mobile test automation frameworks to drive the user interface of the apps.</text:p>
        </text:list-item>
        <text:list-item>
          <text:p text:style-name="P20">Framework like Apple Instruments for iOS (Instruments are available only in Xcode 3.0 or later with OS X v10.5 and later)</text:p>
        </text:list-item>
        <text:list-item>
          <text:p text:style-name="P20">Google UIAutomator for Android API level 16 or higher</text:p>
        </text:list-item>
        <text:list-item>
          <text:p text:style-name="P20">Selendroid for Android API level 15 or less</text:p>
        </text:list-item>
      </text:list>
      <text:p text:style-name="P5"/>
      <text:list xml:id="list5740129120565" text:continue-list="list5740387930563" text:style-name="L1">
        <text:list-item>
          <text:p text:style-name="P4"><text:s/>Is it possible to run tests in a <text:span text:style-name="T3">multi-threaded</text:span> environment while you are using Appium?</text:p>
          <text:p text:style-name="P15">Yes, you can run the test in a <text:span text:style-name="T3">multi-threaded</text:span> environment but you have to ensure that no more than one test runs at the same time against the same Appium server.</text:p>
          <text:p text:style-name="P4"/>
        </text:list-item>
        <text:list-item>
          <text:p text:style-name="P4"><text:s/>What are the most difficult scenarios to test with Appium?</text:p>
          <text:p text:style-name="P17">Data Exchange scenario is the most difficult to run with Appium</text:p>
          <text:p text:style-name="P15"/>
        </text:list-item>
        <text:list-item text:style-override="L3">
          <text:p text:style-name="P6"><text:s/>What are the basic commands that I can use in the SELENIUM protocol?</text:p>
          <text:p text:style-name="P19">GET: Retrieve some information from server for example: getText, getTitle</text:p>
          <text:p text:style-name="P14">POST: Make something happen for example: startSession, findElement, Click</text:p>
          <text:p text:style-name="P14">DELETE: Delete some resource for example: deleteSes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626in" fo:margin-bottom="0.2374in" fo:margin-left="0.3909in" fo:margin-right="0.41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8:25:16.363000000</meta:creation-date>
    <dc:date>2020-03-26T00:57:38.885000000</dc:date>
    <meta:editing-duration>PT15M40S</meta:editing-duration>
    <meta:editing-cycles>3</meta:editing-cycles>
    <meta:generator>LibreOffice/6.2.5.2$Windows_X86_64 LibreOffice_project/1ec314fa52f458adc18c4f025c545a4e8b22c159</meta:generator>
    <meta:document-statistic meta:table-count="1" meta:image-count="0" meta:object-count="0" meta:page-count="1" meta:paragraph-count="39" meta:word-count="710" meta:character-count="4187" meta:non-whitespace-character-count="3526"/>
  </office:meta>
</office:document-meta>
</file>